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75cm" fo:min-width="0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44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2.89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55cm" fo:min-width="7.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546cm" fo:min-width="5.888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solid" draw:fill-color="#cccccc" draw:opacity="50%" draw:textarea-horizontal-align="justify" draw:textarea-vertical-align="middle" draw:auto-grow-height="false" fo:min-height="13.27cm" fo:min-width="22.72cm" fo:padding-top="0.175cm" fo:padding-bottom="0.175cm" fo:padding-left="0.3cm" fo:padding-right="0.3cm" draw:shadow-opacity="50%"/>
    </style:style>
    <style:style style:name="gr1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2.161cm" fo:min-width="2.88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text-position="super 58%"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5" draw:id="id15" draw:layer="layout" svg:width="1.2cm" svg:height="1.1cm" svg:x="17.5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1.2cm" svg:height="1.1cm" svg:x="23.8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" draw:id="id10" draw:layer="layout" svg:width="1.2cm" svg:height="1.1cm" svg:x="23.8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1.2cm" svg:height="1.1cm" svg:x="2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cm" svg:height="1.1cm" svg:x="24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2cm" svg:height="1.1cm" svg:x="17.2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2cm" svg:height="1.1cm" svg:x="17.5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2cm" svg:height="1.1cm" svg:x="17.5cm" svg:y="6.2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cm" svg:height="17.8cm" svg:x="2.1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41cm" svg:height="1.431cm" svg:x="2.7cm" svg:y="1.1cm">
          <draw:text-box>
            <text:p><text:span text:style-name="T1">CPU</text:span></text:p>
          </draw:text-box>
        </draw:frame>
        <draw:custom-shape draw:style-name="gr3" draw:text-style-name="P1" draw:layer="layout" svg:width="11.3cm" svg:height="17.8cm" svg:x="15.7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493cm" svg:height="1.431cm" svg:x="16.3cm" svg:y="1.1cm">
          <draw:text-box>
            <text:p><text:span text:style-name="T1">Memory</text:span></text:p>
          </draw:text-box>
        </draw:frame>
        <draw:custom-shape draw:style-name="gr6" draw:text-style-name="P1" draw:layer="layout" svg:width="7.9cm" svg:height="1.9cm" svg:x="17.1cm" svg:y="5.7cm">
          <text:p text:style-name="P3"><text:span text:style-name="T1">Cal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" draw:id="id1" draw:layer="layout" svg:width="5.792cm" svg:height="2.1cm" svg:x="3.2cm" svg:y="8.8cm">
          <text:p text:style-name="P3"><text:span text:style-name="T1">Stac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8.992cm" svg:y1="9.85cm" svg:x2="17.5cm" svg:y2="6.75cm" draw:start-shape="id1" draw:start-glue-point="1" draw:end-shape="id2" draw:end-glue-point="3" svg:d="M8992 9850c6420 0 2166-3100 8508-3100" svg:viewBox="0 0 8509 3101">
          <text:p/>
        </draw:connector>
        <draw:g>
          <draw:custom-shape draw:style-name="gr7" draw:text-style-name="P1" draw:layer="layout" svg:width="4.6cm" svg:height="2.1cm" svg:x="3.9cm" svg:y="13.2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4.6cm" svg:height="2.1cm" svg:x="3.7cm" svg:y="13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4.6cm" svg:height="2.1cm" svg:x="3.5cm" svg:y="12.8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xml:id="id7" draw:id="id7" draw:layer="layout" svg:width="7.9cm" svg:height="1.9cm" svg:x="17.1cm" svg:y="17.2cm">
          <text:p text:style-name="P3"><text:span text:style-name="T1">Ar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9cm" svg:height="4cm" svg:x="17.1cm" svg:y="8.1cm">
          <text:p text:style-name="P3"><text:span text:style-name="T1">GC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" draw:id="id3" draw:layer="layout" svg:width="5.1cm" svg:height="2.7cm" svg:x="9.4cm" svg:y="11.3cm">
          <text:p text:style-name="P3"><text:span text:style-name="T1">C function</text:span></text:p>
          <text:p text:style-name="P3"><text:span text:style-name="T1">1</text:span><text:span text:style-name="T2">st</text:span><text:span text:style-name="T1"> argument</text:span></text:p>
          <draw:enhanced-geometry svg:viewBox="0 0 21600 21600" draw:text-areas="800 800 20800 20800" draw:type="round-rectangular-callout" draw:modifiers="-6711.62517153499 18569.1225472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5" draw:id="id5" draw:layer="layout" svg:width="5.1cm" svg:height="2.7cm" svg:x="9.4cm" svg:y="14.7cm">
          <text:p text:style-name="P3"><text:span text:style-name="T1">C function</text:span></text:p>
          <text:p text:style-name="P3"><text:span text:style-name="T1">2</text:span><text:span text:style-name="T2">nd</text:span><text:span text:style-name="T1"> argument</text:span></text:p>
          <draw:enhanced-geometry svg:viewBox="0 0 21600 21600" draw:text-areas="800 800 20800 20800" draw:type="round-rectangular-callout" draw:modifiers="-5254.96961380122 111.958533876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" draw:layer="layout" draw:type="curve" svg:x1="14.5cm" svg:y1="12.65cm" svg:x2="17.5cm" svg:y2="9.85cm" draw:start-shape="id3" draw:start-glue-point="1" draw:end-shape="id4" draw:end-glue-point="3" svg:d="M14500 12650c2289 0 789-2800 3000-2800" svg:viewBox="0 0 3001 2801">
          <text:p/>
        </draw:connector>
        <draw:connector draw:style-name="gr8" draw:text-style-name="P1" draw:layer="layout" draw:type="curve" svg:x1="14.5cm" svg:y1="16.05cm" svg:x2="17.2cm" svg:y2="17.25cm" draw:start-shape="id5" draw:start-glue-point="1" draw:end-shape="id6" draw:end-glue-point="3" svg:d="M14500 16050c2064 0 714 1200 2700 1200" svg:viewBox="0 0 2701 1201">
          <text:p/>
        </draw:connector>
        <draw:g>
          <draw:custom-shape draw:style-name="gr7" draw:text-style-name="P1" draw:layer="layout" svg:width="7.9cm" svg:height="3.644cm" svg:x="17.5cm" svg:y="13.056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7.9cm" svg:height="3.644cm" svg:x="17.3cm" svg:y="12.828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7.9cm" svg:height="3.644cm" svg:x="17.1cm" svg:y="12.6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1" draw:layer="layout" draw:type="curve" svg:x1="25cm" svg:y1="18.15cm" svg:x2="25.5cm" svg:y2="13.55cm" draw:start-shape="id7" draw:start-glue-point="1" draw:end-shape="id8" draw:end-glue-point="1" svg:d="M25000 18150c1500 0 1250-4600 500-4600" svg:viewBox="0 0 1097 4601">
          <text:p/>
        </draw:connector>
        <draw:connector draw:style-name="gr8" draw:text-style-name="P1" draw:layer="layout" draw:type="curve" svg:x1="25cm" svg:y1="18.15cm" svg:x2="25.2cm" svg:y2="14.85cm" draw:start-shape="id7" draw:start-glue-point="1" draw:end-shape="id9" draw:end-glue-point="1" svg:d="M25000 18150c1050 0 950-3300 200-3300" svg:viewBox="0 0 777 3301">
          <text:p/>
        </draw:connector>
        <draw:connector draw:style-name="gr8" draw:text-style-name="P1" draw:layer="layout" draw:type="curve" svg:x1="25cm" svg:y1="18.15cm" svg:x2="25cm" svg:y2="16.15cm" draw:start-shape="id7" draw:start-glue-point="1" draw:end-shape="id10" draw:end-glue-point="1" svg:d="M25000 18150c825 0 825-2000 0-2000" svg:viewBox="0 0 620 2001">
          <text:p/>
        </draw:connector>
        <draw:g xml:id="id11" draw:id="id11">
          <draw:custom-shape draw:style-name="gr7" draw:text-style-name="P1" draw:layer="layout" svg:width="5.792cm" svg:height="1.3cm" svg:x="18.3cm" svg:y="10.1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8.1cm" svg:y="9.9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7.9cm" svg:y="9.7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custom-shape draw:style-name="gr7" draw:text-style-name="P1" draw:layer="layout" svg:width="5.792cm" svg:height="1.3cm" svg:x="18.408cm" svg:y="14.6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8.208cm" svg:y="14.4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8.008cm" svg:y="14.2cm">
            <text:p text:style-name="P3"><text:span text:style-name="T1">Thun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1" draw:layer="layout" draw:type="curve" svg:x1="17.9cm" svg:y1="10.55cm" svg:x2="18.008cm" svg:y2="15.05cm" draw:start-shape="id11" draw:start-glue-point="3" draw:end-shape="id12" svg:d="M17900 10550c-825 0-879 4500 108 4500" svg:viewBox="0 0 735 4501">
          <text:p/>
        </draw:connector>
        <draw:connector draw:style-name="gr8" draw:text-style-name="P1" draw:layer="layout" draw:type="curve" draw:line-skew="0.797cm" svg:x1="25cm" svg:y1="18.15cm" svg:x2="25cm" svg:y2="8.15cm" draw:start-shape="id7" draw:start-glue-point="1" draw:end-shape="id13" draw:end-glue-point="1" svg:d="M25000 18150c2020 0 2020-10000 0-10000" svg:viewBox="0 0 1516 10001">
          <text:p/>
        </draw:connector>
        <draw:custom-shape draw:style-name="gr11" draw:text-style-name="P1" xml:id="id14" draw:id="id14" draw:layer="layout" svg:width="6.692cm" svg:height="2.1cm" svg:x="2.808cm" svg:y="6.1cm">
          <text:p text:style-name="P3"><text:span text:style-name="T1">Program 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9cm" svg:height="1.9cm" svg:x="17.1cm" svg:y="2.9cm">
          <text:p text:style-name="P3"><text:span text:style-name="T1">Program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9.5cm" svg:y1="7.15cm" svg:x2="17.5cm" svg:y2="3.95cm" draw:start-shape="id14" draw:start-glue-point="1" draw:end-shape="id15" draw:end-glue-point="3" svg:d="M9500 7150c6039 0 2039-3200 8000-3200" svg:viewBox="0 0 8001 3201">
          <text:p/>
        </draw:connector>
        <draw:custom-shape draw:style-name="gr12" draw:text-style-name="P1" draw:layer="layout" svg:width="23.9cm" svg:height="14.2cm" svg:x="2.5cm" svg:y="5.3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1508.24300478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draw:layer="layout" svg:width="3.489cm" svg:height="2.511cm" svg:x="3.311cm" svg:y="16.489cm">
          <draw:text-box>
            <text:p text:style-name="P3"><text:span text:style-name="T1">Haskell</text:span></text:p>
            <text:p text:style-name="P3"><text:span text:style-name="T1">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20:23:04.029382855</meta:creation-date>
    <dc:date>2014-09-02T17:30:01.692100458</dc:date>
    <meta:editing-duration>PT1H15M37S</meta:editing-duration>
    <meta:editing-cycles>105</meta:editing-cycles>
    <meta:generator>LibreOffice/4.3.1.2$Linux_X86_64 LibreOffice_project/430m0$Build-2</meta:generator>
    <meta:document-statistic meta:object-count="47"/>
  </office:meta>
</office:document-meta>
</file>